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8700000024AB9BFC75.png" manifest:media-type="image/png"/>
  <manifest:file-entry manifest:full-path="Pictures/1000000000000016000000191339FF4C.png" manifest:media-type="image/png"/>
  <manifest:file-entry manifest:full-path="Pictures/100000000000006300000023D304FB29.png" manifest:media-type="image/png"/>
  <manifest:file-entry manifest:full-path="Pictures/100000000000015900000036250E17D1.png" manifest:media-type="image/png"/>
  <manifest:file-entry manifest:full-path="Pictures/10000000000000790000002B6E7B5A0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6cm" draw:marker-end-width="0.276cm" draw:fill="none" draw:fill-color="#000080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5cm" draw:marker-start-width="0.237cm" draw:marker-end-width="0.237cm" draw:fill="none" draw:fill-color="#000080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gr9" style:family="graphic" style:parent-style-name="objectwithoutfill">
      <style:graphic-properties svg:stroke-width="0.051cm" draw:fill="none" draw:fill-color="#000080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fill-color="#000080" draw:textarea-vertical-align="middle"/>
    </style:style>
    <style:style style:name="gr11" style:family="graphic" style:parent-style-name="objectwithoutfill">
      <style:graphic-properties svg:stroke-width="0.051cm" draw:marker-end="Arrow" draw:marker-end-width="0.153cm" draw:fill="none" draw:fill-color="#00008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26cm" svg:height="1.428cm" svg:x="3.558cm" svg:y="6.969cm">
          <draw:image xlink:href="Pictures/100000000000015900000036250E17D1.png" xlink:type="simple" xlink:show="embed" xlink:actuate="onLoad">
            <text:p/>
          </draw:image>
        </draw:frame>
        <draw:path draw:style-name="gr2" draw:text-style-name="P1" draw:layer="layout" svg:width="6.312cm" svg:height="2.155cm" draw:transform="skewX (-0.0413643032722655) rotate (0.641059434257517) translate (11.2164034059493cm 4.87881189890926cm)" svg:viewBox="0 0 6313 2156" svg:d="m0 45c611-106 1196 2 1814 52 533 43 1059 168 1544 395 466 217 978 268 1424 546 416 259 790 567 1185 852l346 266">
          <text:p/>
        </draw:path>
        <draw:path draw:style-name="gr2" draw:text-style-name="P1" draw:layer="layout" svg:width="6.312cm" svg:height="2.155cm" draw:transform="skewX (-0.0413643032722656) rotate (0.641059434257517) translate (11.1154034059493cm 5.47781189890926cm)" svg:viewBox="0 0 6313 2156" svg:d="m0 45c611-106 1196 2 1814 52 533 43 1059 168 1544 395 466 217 978 268 1424 546 416 259 790 567 1185 852l346 266">
          <text:p/>
        </draw:path>
        <draw:path draw:style-name="gr2" draw:text-style-name="P1" draw:layer="layout" svg:width="6.312cm" svg:height="2.155cm" draw:transform="skewX (-0.0413643032722655) rotate (0.641059434257517) translate (11.0144034059493cm 6.17681189890926cm)" svg:viewBox="0 0 6313 2156" svg:d="m0 45c611-106 1196 2 1814 52 533 43 1059 168 1544 395 466 217 978 268 1424 546 416 259 790 567 1185 852l346 266">
          <text:p/>
        </draw:path>
        <draw:line draw:style-name="gr3" draw:text-style-name="P1" draw:layer="layout" svg:x1="11.287cm" svg:y1="4.81cm" svg:x2="10.906cm" svg:y2="6.715cm">
          <text:p/>
        </draw:line>
        <draw:line draw:style-name="gr3" draw:text-style-name="P1" draw:layer="layout" svg:x1="17.586cm" svg:y1="2.81cm" svg:x2="17.256cm" svg:y2="4.683cm">
          <text:p/>
        </draw:line>
        <draw:path draw:style-name="gr2" draw:text-style-name="P1" draw:layer="layout" svg:width="6.312cm" svg:height="2.155cm" draw:transform="skewX (-0.0413643032722656) rotate (0.641059434257517) translate (10.9134034059493cm 6.67581189890926cm)" svg:viewBox="0 0 6313 2156" svg:d="m0 45c611-106 1196 2 1814 52 533 43 1059 168 1544 395 466 217 978 268 1424 546 416 259 790 567 1185 852l346 266">
          <text:p/>
        </draw:path>
        <draw:path draw:style-name="gr2" draw:text-style-name="P1" draw:layer="layout" svg:width="6.312cm" svg:height="2.155cm" draw:transform="skewX (-0.0413643032722656) rotate (0.641059434257517) translate (11.7164034059493cm 9.77881189890926cm)" svg:viewBox="0 0 6313 2156" svg:d="m0 45c611-106 1196 2 1814 52 533 43 1059 168 1544 395 466 217 978 268 1424 546 416 259 790 567 1185 852l346 266">
          <text:p/>
        </draw:path>
        <draw:path draw:style-name="gr2" draw:text-style-name="P1" draw:layer="layout" svg:width="6.312cm" svg:height="2.155cm" draw:transform="skewX (-0.0413643032722656) rotate (0.641059434257517) translate (11.6154034059493cm 10.3778118989093cm)" svg:viewBox="0 0 6313 2156" svg:d="m0 45c611-106 1196 2 1814 52 533 43 1059 168 1544 395 466 217 978 268 1424 546 416 259 790 567 1185 852l346 266">
          <text:p/>
        </draw:path>
        <draw:path draw:style-name="gr2" draw:text-style-name="P1" draw:layer="layout" svg:width="6.312cm" svg:height="2.155cm" draw:transform="skewX (-0.0413643032722656) rotate (0.641059434257517) translate (11.5144034059493cm 11.0768118989093cm)" svg:viewBox="0 0 6313 2156" svg:d="m0 45c611-106 1196 2 1814 52 533 43 1059 168 1544 395 466 217 978 268 1424 546 416 259 790 567 1185 852l346 266">
          <text:p/>
        </draw:path>
        <draw:line draw:style-name="gr3" draw:text-style-name="P1" draw:layer="layout" svg:x1="11.787cm" svg:y1="9.71cm" svg:x2="11.406cm" svg:y2="11.615cm">
          <text:p/>
        </draw:line>
        <draw:line draw:style-name="gr3" draw:text-style-name="P1" draw:layer="layout" svg:x1="18.086cm" svg:y1="7.71cm" svg:x2="17.756cm" svg:y2="9.583cm">
          <text:p/>
        </draw:line>
        <draw:path draw:style-name="gr2" draw:text-style-name="P1" draw:layer="layout" svg:width="6.312cm" svg:height="2.155cm" draw:transform="skewX (-0.0413643032722656) rotate (0.641059434257517) translate (11.4134034059493cm 11.5758118989093cm)" svg:viewBox="0 0 6313 2156" svg:d="m0 45c611-106 1196 2 1814 52 533 43 1059 168 1544 395 466 217 978 268 1424 546 416 259 790 567 1185 852l346 266">
          <text:p/>
        </draw:path>
        <draw:custom-shape draw:style-name="gr4" draw:text-style-name="P1" draw:layer="layout" svg:width="0.381cm" svg:height="0.381cm" svg:x="12.019cm" svg:y="9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3.517cm" svg:y="8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2.913cm" svg:y="9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2.212cm" svg:y="10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3.811cm" svg:y="9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4.709cm" svg:y="9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3.108cm" svg:y="10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1.707cm" svg:y="11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14.595cm" svg:y="8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13.594cm" svg:y="4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081cm" svg:y1="9.509cm" svg:x2="14.97cm" svg:y2="9.001cm">
          <text:p/>
        </draw:line>
        <draw:line draw:style-name="gr7" draw:text-style-name="P1" draw:layer="layout" svg:x1="14.716cm" svg:y1="8.366cm" svg:x2="14.208cm" svg:y2="8.62cm">
          <text:p/>
        </draw:line>
        <draw:line draw:style-name="gr7" draw:text-style-name="P1" draw:layer="layout" svg:x1="14.435cm" svg:y1="9.282cm" svg:x2="14.208cm" svg:y2="8.62cm">
          <text:p/>
        </draw:line>
        <draw:frame draw:style-name="gr8" draw:text-style-name="P2" draw:layer="layout" svg:width="1.031cm" svg:height="1.343cm" svg:x="14.472cm" svg:y="11.852cm">
          <draw:text-box>
            <text:p><text:span text:style-name="T1">M</text:span></text:p>
          </draw:text-box>
        </draw:frame>
        <draw:line draw:style-name="gr9" draw:text-style-name="P1" draw:layer="layout" svg:x1="13.827cm" svg:y1="4.302cm" svg:x2="14.081cm" svg:y2="9.509cm">
          <text:p/>
        </draw:line>
        <draw:line draw:style-name="gr9" draw:text-style-name="P1" draw:layer="layout" svg:x1="13.827cm" svg:y1="4.302cm" svg:x2="14.843cm" svg:y2="9.001cm">
          <text:p/>
        </draw:line>
        <draw:frame draw:style-name="gr1" draw:text-style-name="P1" draw:layer="layout" svg:width="2.618cm" svg:height="0.925cm" svg:x="10.144cm" svg:y="2.651cm">
          <draw:image xlink:href="Pictures/100000000000006300000023D304FB29.png" xlink:type="simple" xlink:show="embed" xlink:actuate="onLoad">
            <text:p/>
          </draw:image>
        </draw:frame>
        <draw:frame draw:style-name="gr1" draw:text-style-name="P1" draw:layer="layout" svg:width="3.2cm" svg:height="1.137cm" svg:x="9.636cm" svg:y="11.674cm">
          <draw:image xlink:href="Pictures/10000000000000790000002B6E7B5A07.png" xlink:type="simple" xlink:show="embed" xlink:actuate="onLoad">
            <text:p/>
          </draw:image>
        </draw:frame>
        <draw:line draw:style-name="gr10" draw:text-style-name="P1" draw:layer="layout" svg:x1="11.414cm" svg:y1="13.192cm" svg:x2="18.018cm" svg:y2="10.779cm">
          <text:p/>
        </draw:line>
        <draw:frame draw:style-name="gr1" draw:text-style-name="P1" draw:layer="layout" svg:width="3.57cm" svg:height="0.951cm" svg:x="15.289cm" svg:y="6.62cm">
          <draw:image xlink:href="Pictures/100000000000008700000024AB9BFC75.png" xlink:type="simple" xlink:show="embed" xlink:actuate="onLoad">
            <text:p/>
          </draw:image>
        </draw:frame>
        <draw:line draw:style-name="gr11" draw:text-style-name="P1" draw:layer="layout" svg:x1="12.557cm" svg:y1="11.795cm" svg:x2="13.192cm" svg:y2="10.525cm">
          <text:p/>
        </draw:line>
        <draw:line draw:style-name="gr11" draw:text-style-name="P1" draw:layer="layout" svg:x1="12.303cm" svg:y1="11.514cm" svg:x2="12.43cm" svg:y2="10.498cm">
          <text:p/>
        </draw:line>
        <draw:line draw:style-name="gr11" draw:text-style-name="P1" draw:layer="layout" svg:x1="16.113cm" svg:y1="7.35cm" svg:x2="14.97cm" svg:y2="8.874cm">
          <text:p/>
        </draw:line>
        <draw:line draw:style-name="gr11" draw:text-style-name="P1" draw:layer="layout" svg:x1="12.43cm" svg:y1="7.477cm" svg:x2="13.954cm" svg:y2="7.223cm">
          <text:p/>
        </draw:line>
        <draw:line draw:style-name="gr11" draw:text-style-name="P1" draw:layer="layout" svg:x1="11.922cm" svg:y1="3.413cm" svg:x2="13.573cm" svg:y2="4.175cm">
          <text:p/>
        </draw:line>
        <draw:line draw:style-name="gr11" draw:text-style-name="P1" draw:layer="layout" svg:x1="18.399cm" svg:y1="9.89cm" svg:x2="19.034cm" svg:y2="7.223cm">
          <text:p/>
        </draw:line>
        <draw:frame draw:style-name="gr1" draw:text-style-name="P1" draw:layer="layout" svg:width="0.581cm" svg:height="0.66cm" svg:x="18.834cm" svg:y="8.493cm">
          <draw:image xlink:href="Pictures/1000000000000016000000191339FF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ayush Kumar</meta:initial-creator>
    <meta:creation-date>2013-06-19T19:22:14</meta:creation-date>
    <dc:date>2013-06-19T21:35:49</dc:date>
    <dc:creator>Prayush Kumar</dc:creator>
    <meta:editing-duration>PT15M35S</meta:editing-duration>
    <meta:editing-cycles>3</meta:editing-cycles>
    <meta:generator>LibreOffice/3.5$Linux_x86 LibreOffice_project/350m1$Build-2</meta:generator>
    <meta:document-statistic meta:object-count="40"/>
  </office:meta>
</office:document-meta>
</file>